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32pt" style:font-size-complex="32pt"/>
    </style:style>
    <style:style style:name="P2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36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Covid – 19: A Crisis in Need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Supply Chain Needs by Region and St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<text:span text:style-name="T1">The National View</text:span></text:p>
          </draw:text-box>
        </draw:frame>
        <draw:frame draw:style-name="gr2" draw:text-style-name="P5" draw:layer="layout" svg:width="19.26cm" svg:height="2.381cm" svg:x="2.33cm" svg:y="18.842cm">
          <draw:text-box>
            <text:p><text:span text:style-name="T3">Covid – 19: A Crisis in Need</text:span></text:p>
          </draw:text-box>
        </draw:frame>
        <draw:frame draw:style-name="gr3" draw:text-style-name="P6" draw:layer="layout" svg:width="21.008cm" svg:height="11.847cm" svg:x="3.621cm" svg:y="4.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<text:span text:style-name="T1">Region 1 – Commomwealth</text:span></text:p>
          </draw:text-box>
        </draw:frame>
        <draw:frame draw:style-name="gr2" draw:text-style-name="P5" draw:layer="layout" svg:width="19.26cm" svg:height="2.381cm" svg:x="2.33cm" svg:y="18.842cm">
          <draw:text-box>
            <text:p><text:span text:style-name="T3">Covid – 19: A Crisis in Need</text:span></text:p>
          </draw:text-box>
        </draw:frame>
        <draw:frame draw:style-name="gr3" draw:text-style-name="P6" draw:layer="layout" svg:width="21.008cm" svg:height="11.847cm" svg:x="3.621cm" svg:y="4.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<text:span text:style-name="T1">Region 2 – Mid West</text:span></text:p>
          </draw:text-box>
        </draw:frame>
        <draw:frame draw:style-name="gr2" draw:text-style-name="P5" draw:layer="layout" svg:width="19.26cm" svg:height="2.381cm" svg:x="2.33cm" svg:y="18.842cm">
          <draw:text-box>
            <text:p><text:span text:style-name="T3">Covid – 19: A Crisis in Need</text:span></text:p>
          </draw:text-box>
        </draw:frame>
        <draw:frame draw:style-name="gr3" draw:text-style-name="P6" draw:layer="layout" svg:width="21.008cm" svg:height="11.847cm" svg:x="3.621cm" svg:y="4.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4"><text:span text:style-name="T1">Region 3 – North East</text:span></text:p>
          </draw:text-box>
        </draw:frame>
        <draw:frame draw:style-name="gr2" draw:text-style-name="P5" draw:layer="layout" svg:width="19.26cm" svg:height="2.381cm" svg:x="2.33cm" svg:y="18.842cm">
          <draw:text-box>
            <text:p><text:span text:style-name="T3">Covid – 19: A Crisis in Need</text:span></text:p>
          </draw:text-box>
        </draw:frame>
        <draw:frame draw:style-name="gr3" draw:text-style-name="P6" draw:layer="layout" svg:width="21.008cm" svg:height="11.847cm" svg:x="3.621cm" svg:y="4.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1:28:16.443000000</meta:creation-date>
    <meta:editing-duration>PT15M51S</meta:editing-duration>
    <meta:editing-cycles>6</meta:editing-cycles>
    <meta:generator>LibreOffice/6.4.3.2$Windows_X86_64 LibreOffice_project/747b5d0ebf89f41c860ec2a39efd7cb15b54f2d8</meta:generator>
    <dc:title>Alizarin</dc:title>
    <dc:date>2020-12-01T23:52:56.431000000</dc:date>
    <meta:document-statistic meta:object-count="6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004586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ffd320"/>
    </style:style>
    <style:style style:name="ch14" style:family="chart">
      <style:chart-properties chart:solid-type="cuboid"/>
      <style:graphic-properties draw:fill-color="#579d1c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chart-properties chart:solid-type="cuboid"/>
      <style:graphic-properties draw:fill-color="#83caff"/>
    </style:style>
    <style:style style:name="ch17" style:family="chart">
      <style:chart-properties chart:solid-type="cuboid"/>
      <style:graphic-properties draw:fill-color="#314004"/>
    </style:style>
    <style:style style:name="ch18" style:family="chart">
      <style:chart-properties chart:solid-type="cuboid"/>
      <style:graphic-properties draw:fill-color="#aecf00"/>
    </style:style>
    <style:style style:name="ch19" style:family="chart">
      <style:chart-properties chart:solid-type="cuboid"/>
      <style:graphic-properties draw:fill-color="#4b1f6f"/>
    </style:style>
    <style:style style:name="ch20" style:family="chart">
      <style:chart-properties chart:solid-type="cuboid"/>
      <style:graphic-properties draw:fill-color="#ff950e"/>
    </style:style>
    <style:style style:name="ch21" style:family="chart">
      <style:chart-properties chart:solid-type="cuboid"/>
      <style:graphic-properties draw:fill-color="#c5000b"/>
    </style:style>
    <style:style style:name="ch22" style:family="chart">
      <style:chart-properties chart:solid-type="cuboid"/>
      <style:graphic-properties draw:fill-color="#0084d1"/>
    </style:style>
    <style:style style:name="ch2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1.009cm" svg:height="11.848cm" xlink:href="." xlink:type="simple" chart:class="chart:circle" chart:style-name="ch1">
        <chart:title svg:x="8.688cm" svg:y="0.372cm" chart:style-name="ch2">
          <text:p>Covid Crisis Help</text:p>
        </chart:title>
        <chart:legend chart:legend-position="end" svg:x="13.528cm" svg:y="1.89cm" style:legend-expansion="high" chart:style-name="ch3"/>
        <chart:plot-area chart:style-name="ch4" chart:data-source-has-labels="both" svg:x="0.42cm" svg:y="1.387cm" svg:width="12.688cm" svg:height="10.22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2cm" svg:y="2.694cm" svg:width="12.688cm" svg:height="7.6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0cm" svg:y="0cm" chart:style-name="ch6">
              <text:p>State/Region/Ventilators</text:p>
            </chart:title>
            <chart:categories table:cell-range-address="local-table.$A$2:.$A$48"/>
          </chart:axis>
          <chart:axis chart:dimension="y" chart:name="primary-y" chart:style-name="ch7">
            <chart:title svg:x="0cm" svg:y="0cm" chart:style-name="ch8">
              <text:p>No. of Patients</text:p>
            </chart:title>
            <chart:grid chart:style-name="ch9" chart:class="major"/>
          </chart:axis>
          <chart:axis chart:dimension="z" chart:name="primary-z" chart:style-name="ch7"/>
          <chart:series chart:style-name="ch10" chart:values-cell-range-address="local-table.$B$2:.$B$48" chart:label-cell-address="local-table.$B$1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</chart:series>
          <chart:series chart:style-name="ch23" chart:values-cell-range-address="local-table.$C$2:.$C$48" chart:label-cell-address="local-table.$C$1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</chart:series>
          <chart:series chart:style-name="ch24" chart:values-cell-range-address="local-table.$D$2:.$D$48" chart:label-cell-address="local-table.$D$1" chart:class="chart:circle"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spitalizedCurrently</text:p>
              </table:table-cell>
              <table:table-cell office:value-type="string">
                <text:p>Sum - inIcuCurrently</text:p>
              </table:table-cell>
              <table:table-cell office:value-type="string">
                <text:p>Sum - onVentilatorCurrently</text:p>
              </table:table-cell>
            </table:table-row>
          </table:table-header-rows>
          <table:table-rows>
            <table:table-row>
              <table:table-cell office:value-type="string">
                <text:p>AK W -2</text:p>
                <text:list>
                  <text:list-item>
                    <text:p>AK</text:p>
                  </text:list-item>
                  <text:list-item>
                    <text:p>W</text:p>
                  </text:list-item>
                  <text:list-item>
                    <text:p>-2</text:p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 S 0</text:p>
                <text:list>
                  <text:list-item>
                    <text:p>AL</text:p>
                  </text:list-item>
                  <text:list-item>
                    <text:p>S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 S -49</text:p>
                <text:list>
                  <text:list-item>
                    <text:p>AR</text:p>
                  </text:list-item>
                  <text:list-item>
                    <text:p>S</text:p>
                  </text:list-item>
                  <text:list-item>
                    <text:p>-49</text:p>
                  </text:list-item>
                </text:list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Z W 138</text:p>
                <text:list>
                  <text:list-item>
                    <text:p>AZ</text:p>
                  </text:list-item>
                  <text:list-item>
                    <text:p>W</text:p>
                  </text:list-item>
                  <text:list-item>
                    <text:p>138</text:p>
                  </text:list-item>
                </text:list>
              </table:table-cell>
              <table:table-cell office:value-type="float" office:value="1412">
                <text:p>1412</text:p>
              </table:table-cell>
              <table:table-cell office:value-type="float" office:value="447">
                <text:p>44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CA W 1313</text:p>
                <text:list>
                  <text:list-item>
                    <text:p>CA</text:p>
                  </text:list-item>
                  <text:list-item>
                    <text:p>W</text:p>
                  </text:list-item>
                  <text:list-item>
                    <text:p>1313</text:p>
                  </text:list-item>
                </text:list>
              </table:table-cell>
              <table:table-cell office:value-type="float" office:value="4411">
                <text:p>4411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 W 0</text:p>
                <text:list>
                  <text:list-item>
                    <text:p>CO</text:p>
                  </text:list-item>
                  <text:list-item>
                    <text:p>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T NE 0</text:p>
                <text:list>
                  <text:list-item>
                    <text:p>CT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 NE 26</text:p>
                <text:list>
                  <text:list-item>
                    <text:p>DC</text:p>
                  </text:list-item>
                  <text:list-item>
                    <text:p>NE</text:p>
                  </text:list-item>
                  <text:list-item>
                    <text:p>26</text:p>
                  </text:list-item>
                </text:list>
              </table:table-cell>
              <table:table-cell office:value-type="float" office:value="197">
                <text:p>197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 NE 0</text:p>
                <text:list>
                  <text:list-item>
                    <text:p>DE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 S 0</text:p>
                <text:list>
                  <text:list-item>
                    <text:p>GA</text:p>
                  </text:list-item>
                  <text:list-item>
                    <text:p>S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A MW 33</text:p>
                <text:list>
                  <text:list-item>
                    <text:p>IA</text:p>
                  </text:list-item>
                  <text:list-item>
                    <text:p>MW</text:p>
                  </text:list-item>
                  <text:list-item>
                    <text:p>33</text:p>
                  </text:list-item>
                </text:list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IL MW 258</text:p>
                <text:list>
                  <text:list-item>
                    <text:p>IL</text:p>
                  </text:list-item>
                  <text:list-item>
                    <text:p>MW</text:p>
                  </text:list-item>
                  <text:list-item>
                    <text:p>258</text:p>
                  </text:list-item>
                </text:list>
              </table:table-cell>
              <table:table-cell office:value-type="float" office:value="2117">
                <text:p>2117</text:p>
              </table:table-cell>
              <table:table-cell office:value-type="float" office:value="610">
                <text:p>61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IN MW 198</text:p>
                <text:list>
                  <text:list-item>
                    <text:p>IN</text:p>
                  </text:list-item>
                  <text:list-item>
                    <text:p>MW</text:p>
                  </text:list-item>
                  <text:list-item>
                    <text:p>198</text:p>
                  </text:list-item>
                </text:list>
              </table:table-cell>
              <table:table-cell office:value-type="float" office:value="871">
                <text:p>871</text:p>
              </table:table-cell>
              <table:table-cell office:value-type="float" office:value="316">
                <text:p>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KY S 68</text:p>
                <text:list>
                  <text:list-item>
                    <text:p>KY</text:p>
                  </text:list-item>
                  <text:list-item>
                    <text:p>S</text:p>
                  </text:list-item>
                  <text:list-item>
                    <text:p>68</text:p>
                  </text:list-item>
                </text:list>
              </table:table-cell>
              <table:table-cell office:value-type="float" office:value="410">
                <text:p>41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 S -76</text:p>
                <text:list>
                  <text:list-item>
                    <text:p>LA</text:p>
                  </text:list-item>
                  <text:list-item>
                    <text:p>S</text:p>
                  </text:list-item>
                  <text:list-item>
                    <text:p>-76</text:p>
                  </text:list-item>
                </text:list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A NE 87</text:p>
                <text:list>
                  <text:list-item>
                    <text:p>MA</text:p>
                  </text:list-item>
                  <text:list-item>
                    <text:p>NE</text:p>
                  </text:list-item>
                  <text:list-item>
                    <text:p>87</text:p>
                  </text:list-item>
                </text:list>
              </table:table-cell>
              <table:table-cell office:value-type="float" office:value="1069">
                <text:p>1069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MD NE 321</text:p>
                <text:list>
                  <text:list-item>
                    <text:p>MD</text:p>
                  </text:list-item>
                  <text:list-item>
                    <text:p>NE</text:p>
                  </text:list-item>
                  <text:list-item>
                    <text:p>321</text:p>
                  </text:list-item>
                </text:list>
              </table:table-cell>
              <table:table-cell office:value-type="float" office:value="799">
                <text:p>799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 NE 6</text:p>
                <text:list>
                  <text:list-item>
                    <text:p>ME</text:p>
                  </text:list-item>
                  <text:list-item>
                    <text:p>NE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 MW 114</text:p>
                <text:list>
                  <text:list-item>
                    <text:p>MI</text:p>
                  </text:list-item>
                  <text:list-item>
                    <text:p>MW</text:p>
                  </text:list-item>
                  <text:list-item>
                    <text:p>114</text:p>
                  </text:list-item>
                </text:list>
              </table:table-cell>
              <table:table-cell office:value-type="float" office:value="636">
                <text:p>636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MN MW 191</text:p>
                <text:list>
                  <text:list-item>
                    <text:p>MN</text:p>
                  </text:list-item>
                  <text:list-item>
                    <text:p>MW</text:p>
                  </text:list-item>
                  <text:list-item>
                    <text:p>191</text:p>
                  </text:list-item>
                </text:list>
              </table:table-cell>
              <table:table-cell office:value-type="float" office:value="390">
                <text:p>3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 MW -69</text:p>
                <text:list>
                  <text:list-item>
                    <text:p>MO</text:p>
                  </text:list-item>
                  <text:list-item>
                    <text:p>MW</text:p>
                  </text:list-item>
                  <text:list-item>
                    <text:p>-69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S S 57</text:p>
                <text:list>
                  <text:list-item>
                    <text:p>MS</text:p>
                  </text:list-item>
                  <text:list-item>
                    <text:p>S</text:p>
                  </text:list-item>
                  <text:list-item>
                    <text:p>57</text:p>
                  </text:list-item>
                </text:list>
              </table:table-cell>
              <table:table-cell office:value-type="float" office:value="684">
                <text:p>684</text:p>
              </table:table-cell>
              <table:table-cell office:value-type="float" office:value="160">
                <text:p>1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MT W 0</text:p>
                <text:list>
                  <text:list-item>
                    <text:p>MT</text:p>
                  </text:list-item>
                  <text:list-item>
                    <text:p>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 S 0</text:p>
                <text:list>
                  <text:list-item>
                    <text:p>NC</text:p>
                  </text:list-item>
                  <text:list-item>
                    <text:p>S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D MW 0</text:p>
                <text:list>
                  <text:list-item>
                    <text:p>ND</text:p>
                  </text:list-item>
                  <text:list-item>
                    <text:p>M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 NE 0</text:p>
                <text:list>
                  <text:list-item>
                    <text:p>NE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H NE 0</text:p>
                <text:list>
                  <text:list-item>
                    <text:p>NH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J NE 130</text:p>
                <text:list>
                  <text:list-item>
                    <text:p>NJ</text:p>
                  </text:list-item>
                  <text:list-item>
                    <text:p>NE</text:p>
                  </text:list-item>
                  <text:list-item>
                    <text:p>130</text:p>
                  </text:list-item>
                </text:list>
              </table:table-cell>
              <table:table-cell office:value-type="float" office:value="1395">
                <text:p>1395</text:p>
              </table:table-cell>
              <table:table-cell office:value-type="float" office:value="409">
                <text:p>40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NM W 0</text:p>
                <text:list>
                  <text:list-item>
                    <text:p>NM</text:p>
                  </text:list-item>
                  <text:list-item>
                    <text:p>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V W 38</text:p>
                <text:list>
                  <text:list-item>
                    <text:p>NV</text:p>
                  </text:list-item>
                  <text:list-item>
                    <text:p>W</text:p>
                  </text:list-item>
                  <text:list-item>
                    <text:p>38</text:p>
                  </text:list-item>
                </text:list>
              </table:table-cell>
              <table:table-cell office:value-type="float" office:value="351">
                <text:p>351</text:p>
              </table:table-cell>
              <table:table-cell office:value-type="float" office:value="81">
                <text:p>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NY NE 157</text:p>
                <text:list>
                  <text:list-item>
                    <text:p>NY</text:p>
                  </text:list-item>
                  <text:list-item>
                    <text:p>NE</text:p>
                  </text:list-item>
                  <text:list-item>
                    <text:p>157</text:p>
                  </text:list-item>
                </text:list>
              </table:table-cell>
              <table:table-cell office:value-type="float" office:value="1734">
                <text:p>1734</text:p>
              </table:table-cell>
              <table:table-cell office:value-type="float" office:value="517">
                <text:p>51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OH MW 78</text:p>
                <text:list>
                  <text:list-item>
                    <text:p>OH</text:p>
                  </text:list-item>
                  <text:list-item>
                    <text:p>MW</text:p>
                  </text:list-item>
                  <text:list-item>
                    <text:p>78</text:p>
                  </text:list-item>
                </text:list>
              </table:table-cell>
              <table:table-cell office:value-type="float" office:value="516">
                <text:p>516</text:p>
              </table:table-cell>
              <table:table-cell office:value-type="float" office:value="230">
                <text:p>2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OK S 67</text:p>
                <text:list>
                  <text:list-item>
                    <text:p>OK</text:p>
                  </text:list-item>
                  <text:list-item>
                    <text:p>S</text:p>
                  </text:list-item>
                  <text:list-item>
                    <text:p>67</text:p>
                  </text:list-item>
                </text:list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 W 32</text:p>
                <text:list>
                  <text:list-item>
                    <text:p>OR</text:p>
                  </text:list-item>
                  <text:list-item>
                    <text:p>W</text:p>
                  </text:list-item>
                  <text:list-item>
                    <text:p>32</text:p>
                  </text:list-item>
                </text:list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 NE -192</text:p>
                <text:list>
                  <text:list-item>
                    <text:p>PA</text:p>
                  </text:list-item>
                  <text:list-item>
                    <text:p>NE</text:p>
                  </text:list-item>
                  <text:list-item>
                    <text:p>-192</text:p>
                  </text:list-item>
                </text:list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PR COMM 1</text:p>
                <text:list>
                  <text:list-item>
                    <text:p>PR</text:p>
                  </text:list-item>
                  <text:list-item>
                    <text:p>COMM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I NE 11</text:p>
                <text:list>
                  <text:list-item>
                    <text:p>RI</text:p>
                  </text:list-item>
                  <text:list-item>
                    <text:p>NE</text:p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141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C S 0</text:p>
                <text:list>
                  <text:list-item>
                    <text:p>SC</text:p>
                  </text:list-item>
                  <text:list-item>
                    <text:p>S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D MW 0</text:p>
                <text:list>
                  <text:list-item>
                    <text:p>SD</text:p>
                  </text:list-item>
                  <text:list-item>
                    <text:p>M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X S 0</text:p>
                <text:list>
                  <text:list-item>
                    <text:p>TX</text:p>
                  </text:list-item>
                  <text:list-item>
                    <text:p>S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T W 0</text:p>
                <text:list>
                  <text:list-item>
                    <text:p>UT</text:p>
                  </text:list-item>
                  <text:list-item>
                    <text:p>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 S 153</text:p>
                <text:list>
                  <text:list-item>
                    <text:p>VA</text:p>
                  </text:list-item>
                  <text:list-item>
                    <text:p>S</text:p>
                  </text:list-item>
                  <text:list-item>
                    <text:p>153</text:p>
                  </text:list-item>
                </text:list>
              </table:table-cell>
              <table:table-cell office:value-type="float" office:value="959">
                <text:p>959</text:p>
              </table:table-cell>
              <table:table-cell office:value-type="float" office:value="295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VT NE 0</text:p>
                <text:list>
                  <text:list-item>
                    <text:p>VT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 W -43</text:p>
                <text:list>
                  <text:list-item>
                    <text:p>WA</text:p>
                  </text:list-item>
                  <text:list-item>
                    <text:p>W</text:p>
                  </text:list-item>
                  <text:list-item>
                    <text:p>-43</text:p>
                  </text:list-item>
                </text:list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WI MW 99</text:p>
                <text:list>
                  <text:list-item>
                    <text:p>WI</text:p>
                  </text:list-item>
                  <text:list-item>
                    <text:p>MW</text:p>
                  </text:list-item>
                  <text:list-item>
                    <text:p>99</text:p>
                  </text:list-item>
                </text:list>
              </table:table-cell>
              <table:table-cell office:value-type="float" office:value="285">
                <text:p>28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V S 7</text:p>
                <text:list>
                  <text:list-item>
                    <text:p>WV</text:p>
                  </text:list-item>
                  <text:list-item>
                    <text:p>S</text:p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Y W 0</text:p>
                <text:list>
                  <text:list-item>
                    <text:p>WY</text:p>
                  </text:list-item>
                  <text:list-item>
                    <text:p>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09cm" svg:height="11.848cm" xlink:href="." xlink:type="simple" chart:class="chart:bar" chart:style-name="ch1">
        <chart:title svg:x="8.688cm" svg:y="0.372cm" chart:style-name="ch2">
          <text:p>Covid Crisis Help</text:p>
        </chart:title>
        <chart:legend chart:legend-position="end" svg:x="16.021cm" svg:y="5.127cm" style:legend-expansion="high" chart:style-name="ch3"/>
        <chart:plot-area chart:style-name="ch4" chart:data-source-has-labels="both" svg:x="1.431cm" svg:y="1.387cm" svg:width="14.17cm" svg:height="9.2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8cm" svg:y="1.387cm" svg:width="13.34cm" svg:height="8.5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712cm" svg:y="10.867cm" chart:style-name="ch6">
              <text:p>State/Region/Ventilators</text:p>
            </chart:title>
            <chart:categories table:cell-range-address="local-table.$A$2:.$A$2"/>
          </chart:axis>
          <chart:axis chart:dimension="y" chart:name="primary-y" chart:style-name="ch7">
            <chart:title svg:x="0.451cm" svg:y="7.111cm" chart:style-name="ch8">
              <text:p>No. of Patient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spitalizedCurrently</text:p>
              </table:table-cell>
              <table:table-cell office:value-type="string">
                <text:p>Sum - inIcuCurrently</text:p>
              </table:table-cell>
              <table:table-cell office:value-type="string">
                <text:p>Sum - onVentilatorCurrent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09cm" svg:height="11.848cm" xlink:href="." xlink:type="simple" chart:class="chart:bar" chart:style-name="ch1">
        <chart:title svg:x="8.688cm" svg:y="0.372cm" chart:style-name="ch2">
          <text:p>Covid Crisis Help</text:p>
        </chart:title>
        <chart:legend chart:legend-position="end" svg:x="16.021cm" svg:y="5.127cm" style:legend-expansion="high" chart:style-name="ch3"/>
        <chart:plot-area chart:style-name="ch4" chart:data-source-has-labels="both" svg:x="1.431cm" svg:y="1.387cm" svg:width="14.17cm" svg:height="9.2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38cm" svg:y="1.461cm" svg:width="12.947cm" svg:height="7.7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712cm" svg:y="10.867cm" chart:style-name="ch6">
              <text:p>State/Region/Ventilator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7.111cm" chart:style-name="ch8">
              <text:p>No. of Patient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spitalizedCurrently</text:p>
              </table:table-cell>
              <table:table-cell office:value-type="string">
                <text:p>Sum - inIcuCurrently</text:p>
              </table:table-cell>
              <table:table-cell office:value-type="string">
                <text:p>Sum - onVentilatorCurrently</text:p>
              </table:table-cell>
            </table:table-row>
          </table:table-header-rows>
          <table:table-rows>
            <table:table-row>
              <table:table-cell office:value-type="string">
                <text:p>IA MW 33</text:p>
                <text:list>
                  <text:list-item>
                    <text:p>IA</text:p>
                  </text:list-item>
                  <text:list-item>
                    <text:p>MW</text:p>
                  </text:list-item>
                  <text:list-item>
                    <text:p>33</text:p>
                  </text:list-item>
                </text:list>
              </table:table-cell>
              <table:table-cell office:value-type="float" office:value="200">
                <text:p>200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IL MW 258</text:p>
                <text:list>
                  <text:list-item>
                    <text:p>IL</text:p>
                  </text:list-item>
                  <text:list-item>
                    <text:p>MW</text:p>
                  </text:list-item>
                  <text:list-item>
                    <text:p>258</text:p>
                  </text:list-item>
                </text:list>
              </table:table-cell>
              <table:table-cell office:value-type="float" office:value="2117">
                <text:p>2117</text:p>
              </table:table-cell>
              <table:table-cell office:value-type="float" office:value="610">
                <text:p>61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IN MW 198</text:p>
                <text:list>
                  <text:list-item>
                    <text:p>IN</text:p>
                  </text:list-item>
                  <text:list-item>
                    <text:p>MW</text:p>
                  </text:list-item>
                  <text:list-item>
                    <text:p>198</text:p>
                  </text:list-item>
                </text:list>
              </table:table-cell>
              <table:table-cell office:value-type="float" office:value="871">
                <text:p>871</text:p>
              </table:table-cell>
              <table:table-cell office:value-type="float" office:value="316">
                <text:p>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MI MW 114</text:p>
                <text:list>
                  <text:list-item>
                    <text:p>MI</text:p>
                  </text:list-item>
                  <text:list-item>
                    <text:p>MW</text:p>
                  </text:list-item>
                  <text:list-item>
                    <text:p>114</text:p>
                  </text:list-item>
                </text:list>
              </table:table-cell>
              <table:table-cell office:value-type="float" office:value="636">
                <text:p>636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MN MW 191</text:p>
                <text:list>
                  <text:list-item>
                    <text:p>MN</text:p>
                  </text:list-item>
                  <text:list-item>
                    <text:p>MW</text:p>
                  </text:list-item>
                  <text:list-item>
                    <text:p>191</text:p>
                  </text:list-item>
                </text:list>
              </table:table-cell>
              <table:table-cell office:value-type="float" office:value="390">
                <text:p>3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 MW -69</text:p>
                <text:list>
                  <text:list-item>
                    <text:p>MO</text:p>
                  </text:list-item>
                  <text:list-item>
                    <text:p>MW</text:p>
                  </text:list-item>
                  <text:list-item>
                    <text:p>-69</text:p>
                  </text:list-item>
                </text:list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ND MW 0</text:p>
                <text:list>
                  <text:list-item>
                    <text:p>ND</text:p>
                  </text:list-item>
                  <text:list-item>
                    <text:p>M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H MW 78</text:p>
                <text:list>
                  <text:list-item>
                    <text:p>OH</text:p>
                  </text:list-item>
                  <text:list-item>
                    <text:p>MW</text:p>
                  </text:list-item>
                  <text:list-item>
                    <text:p>78</text:p>
                  </text:list-item>
                </text:list>
              </table:table-cell>
              <table:table-cell office:value-type="float" office:value="516">
                <text:p>516</text:p>
              </table:table-cell>
              <table:table-cell office:value-type="float" office:value="230">
                <text:p>2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SD MW 0</text:p>
                <text:list>
                  <text:list-item>
                    <text:p>SD</text:p>
                  </text:list-item>
                  <text:list-item>
                    <text:p>MW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 MW 99</text:p>
                <text:list>
                  <text:list-item>
                    <text:p>WI</text:p>
                  </text:list-item>
                  <text:list-item>
                    <text:p>MW</text:p>
                  </text:list-item>
                  <text:list-item>
                    <text:p>99</text:p>
                  </text:list-item>
                </text:list>
              </table:table-cell>
              <table:table-cell office:value-type="float" office:value="285">
                <text:p>28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09cm" svg:height="11.848cm" xlink:href="." xlink:type="simple" chart:class="chart:bar" chart:style-name="ch1">
        <chart:title svg:x="8.688cm" svg:y="0.372cm" chart:style-name="ch2">
          <text:p>Covid Crisis Help</text:p>
        </chart:title>
        <chart:legend chart:legend-position="end" svg:x="16.021cm" svg:y="5.127cm" style:legend-expansion="high" chart:style-name="ch3"/>
        <chart:plot-area chart:style-name="ch4" chart:data-source-has-labels="both" svg:x="1.431cm" svg:y="1.387cm" svg:width="14.17cm" svg:height="9.2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cm" svg:y="1.46cm" svg:width="12.944cm" svg:height="7.7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712cm" svg:y="10.867cm" chart:style-name="ch6">
              <text:p>State/Region/Ventilator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111cm" chart:style-name="ch8">
              <text:p>No. of Patient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cal-table.$B$2:.$B$14" chart:label-cell-address="local-table.$B$1" chart:class="chart:bar">
            <chart:data-point chart:repeated="13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spitalizedCurrently</text:p>
              </table:table-cell>
              <table:table-cell office:value-type="string">
                <text:p>Sum - inIcuCurrently</text:p>
              </table:table-cell>
              <table:table-cell office:value-type="string">
                <text:p>Sum - onVentilatorCurrently</text:p>
              </table:table-cell>
            </table:table-row>
          </table:table-header-rows>
          <table:table-rows>
            <table:table-row>
              <table:table-cell office:value-type="string">
                <text:p>CT NE 0</text:p>
                <text:list>
                  <text:list-item>
                    <text:p>CT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 NE 26</text:p>
                <text:list>
                  <text:list-item>
                    <text:p>DC</text:p>
                  </text:list-item>
                  <text:list-item>
                    <text:p>NE</text:p>
                  </text:list-item>
                  <text:list-item>
                    <text:p>26</text:p>
                  </text:list-item>
                </text:list>
              </table:table-cell>
              <table:table-cell office:value-type="float" office:value="197">
                <text:p>197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 NE 0</text:p>
                <text:list>
                  <text:list-item>
                    <text:p>DE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 NE 87</text:p>
                <text:list>
                  <text:list-item>
                    <text:p>MA</text:p>
                  </text:list-item>
                  <text:list-item>
                    <text:p>NE</text:p>
                  </text:list-item>
                  <text:list-item>
                    <text:p>87</text:p>
                  </text:list-item>
                </text:list>
              </table:table-cell>
              <table:table-cell office:value-type="float" office:value="1069">
                <text:p>1069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MD NE 321</text:p>
                <text:list>
                  <text:list-item>
                    <text:p>MD</text:p>
                  </text:list-item>
                  <text:list-item>
                    <text:p>NE</text:p>
                  </text:list-item>
                  <text:list-item>
                    <text:p>321</text:p>
                  </text:list-item>
                </text:list>
              </table:table-cell>
              <table:table-cell office:value-type="float" office:value="799">
                <text:p>799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 NE 6</text:p>
                <text:list>
                  <text:list-item>
                    <text:p>ME</text:p>
                  </text:list-item>
                  <text:list-item>
                    <text:p>NE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 NE 0</text:p>
                <text:list>
                  <text:list-item>
                    <text:p>NE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H NE 0</text:p>
                <text:list>
                  <text:list-item>
                    <text:p>NH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J NE 130</text:p>
                <text:list>
                  <text:list-item>
                    <text:p>NJ</text:p>
                  </text:list-item>
                  <text:list-item>
                    <text:p>NE</text:p>
                  </text:list-item>
                  <text:list-item>
                    <text:p>130</text:p>
                  </text:list-item>
                </text:list>
              </table:table-cell>
              <table:table-cell office:value-type="float" office:value="1395">
                <text:p>1395</text:p>
              </table:table-cell>
              <table:table-cell office:value-type="float" office:value="409">
                <text:p>40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NY NE 157</text:p>
                <text:list>
                  <text:list-item>
                    <text:p>NY</text:p>
                  </text:list-item>
                  <text:list-item>
                    <text:p>NE</text:p>
                  </text:list-item>
                  <text:list-item>
                    <text:p>157</text:p>
                  </text:list-item>
                </text:list>
              </table:table-cell>
              <table:table-cell office:value-type="float" office:value="1734">
                <text:p>1734</text:p>
              </table:table-cell>
              <table:table-cell office:value-type="float" office:value="517">
                <text:p>51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PA NE -192</text:p>
                <text:list>
                  <text:list-item>
                    <text:p>PA</text:p>
                  </text:list-item>
                  <text:list-item>
                    <text:p>NE</text:p>
                  </text:list-item>
                  <text:list-item>
                    <text:p>-192</text:p>
                  </text:list-item>
                </text:list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RI NE 11</text:p>
                <text:list>
                  <text:list-item>
                    <text:p>RI</text:p>
                  </text:list-item>
                  <text:list-item>
                    <text:p>NE</text:p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141">
                <text:p>141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T NE 0</text:p>
                <text:list>
                  <text:list-item>
                    <text:p>VT</text:p>
                  </text:list-item>
                  <text:list-item>
                    <text:p>NE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